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>
      <style:paragraph-properties fo:text-align="start"/>
      <style:text-properties style:text-line-through-style="none" fo:font-family="'Times New Roman'" style:font-style-name="Normal" style:font-family-generic="roman" style:font-pitch="variable" fo:font-size="14pt" fo:font-style="normal" style:text-underline-style="none" fo:font-weight="normal"/>
    </style:style>
    <style:style style:name="P4" style:family="paragraph">
      <style:paragraph-properties fo:text-align="start"/>
      <style:text-properties style:text-line-through-style="none" fo:font-family="'Times New Roman'" style:font-style-name="Normal" style:font-family-generic="roman" style:font-pitch="variable" fo:font-size="14pt" fo:font-style="normal" style:text-underline-style="none" fo:font-weight="bold"/>
    </style:style>
    <style:style style:name="P5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P6" style:family="paragraph">
      <style:paragraph-properties fo:text-align="end"/>
      <style:text-properties style:text-line-through-style="none" fo:font-family="'Times New Roman'" style:font-style-name="Normal" style:font-family-generic="roman" style:font-pitch="variable" fo:font-size="14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6" style:family="graphic">
      <style:graphic-properties draw:wrap-influence-on-position="once-concurrent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textarea form:name="coordonneesObjet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objetObjet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Objet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imageObjet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itreObjet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esumeObjet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signatureObjet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checkbox form:name="souhaitObjet" form:control-implementation="ooo:com.sun.star.form.component.CheckBox" xml:id="control8" form:id="control8" form:label="Souhai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propositionObjet" form:control-implementation="ooo:com.sun.star.form.component.CheckBox" xml:id="control9" form:id="control9" form:label="Proposition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trocObjet" form:control-implementation="ooo:com.sun.star.form.component.CheckBox" xml:id="control10" form:id="control10" form:label="Troc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venteObjet" form:control-implementation="ooo:com.sun.star.form.component.CheckBox" xml:id="control11" form:id="control11" form:label="Vent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contreObjet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prixObjet" form:control-implementation="ooo:com.sun.star.form.component.TextField" xml:id="control13" form:id="control1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ontrol text:anchor-type="as-char" draw:z-index="0" draw:style-name="gr1" draw:text-style-name="P3" svg:width="7.843cm" svg:height="4.474cm" draw:control="control1"/></text:p>
      <text:p text:style-name="P2"/>
      <text:p text:style-name="P2"/>
      <text:p text:style-name="P2"/>
      <text:p text:style-name="P2"><draw:control text:anchor-type="paragraph" draw:z-index="1" draw:style-name="gr2" draw:text-style-name="P4" svg:width="6.737cm" svg:height="0.807cm" svg:x="0.273cm" svg:y="0.376cm" draw:control="control2"/><draw:control text:anchor-type="paragraph" draw:z-index="2" draw:style-name="gr2" draw:text-style-name="P3" svg:width="5.437cm" svg:height="0.592cm" svg:x="10.809cm" svg:y="0.566cm" draw:control="control3"/></text:p>
      <text:p text:style-name="P2"><text:tab/><text:tab/><text:tab/><text:tab/><text:tab/><text:tab/><text:tab/><text:tab/>Le</text:p>
      <text:p text:style-name="P2"/>
      <text:p text:style-name="P2"/>
      <text:p text:style-name="P2"><draw:control text:anchor-type="paragraph" draw:z-index="4" draw:style-name="gr2" draw:text-style-name="P3" svg:width="6.181cm" svg:height="0.733cm" svg:x="10.208cm" svg:y="0.45cm" draw:control="control5"/></text:p>
      <text:p text:style-name="P2"><draw:control text:anchor-type="paragraph" draw:z-index="3" draw:style-name="gr3" draw:text-style-name="P5" svg:width="5.822cm" svg:height="5.185cm" svg:x="0.37cm" svg:y="0.157cm" draw:control="control4"/><text:tab/><text:tab/><text:tab/><text:tab/><text:tab/> <text:s/>Nom de l'objet :<text:tab/><text:tab/></text:p>
      <text:p text:style-name="P2"><text:tab/><text:tab/><text:tab/><text:tab/><text:tab/> <text:s/>_________________________________________</text:p>
      <text:p text:style-name="P2"><draw:control text:anchor-type="paragraph" draw:z-index="7" draw:style-name="gr4" draw:text-style-name="P3" svg:width="2.382cm" svg:height="0.555cm" svg:x="7.632cm" svg:y="0.526cm" draw:control="control8"/><draw:control text:anchor-type="paragraph" draw:z-index="8" draw:style-name="gr4" draw:text-style-name="P3" svg:width="3.463cm" svg:height="0.625cm" svg:x="10.954cm" svg:y="0.453cm" draw:control="control9"/></text:p>
      <text:p text:style-name="P2"><text:tab/><text:tab/><text:tab/><text:tab/><text:tab/> <text:s/></text:p>
      <text:p text:style-name="P2"><text:tab/><text:tab/><text:tab/><text:tab/><text:tab/> <text:s/>_________________________________________</text:p>
      <text:p text:style-name="P2"><text:tab/><text:tab/><text:tab/><text:tab/><text:tab/><text:tab/></text:p>
      <text:p text:style-name="P2"><draw:control text:anchor-type="paragraph" draw:z-index="9" draw:style-name="gr4" draw:text-style-name="P3" svg:width="2.043cm" svg:height="0.675cm" svg:x="6.673cm" svg:y="0.104cm" draw:control="control10"/><text:tab/><text:tab/><text:tab/><text:tab/><text:tab/><text:tab/><text:tab/> contre <text:s/><draw:control text:anchor-type="as-char" draw:z-index="11" draw:style-name="gr5" draw:text-style-name="P3" svg:width="6.391cm" svg:height="0.77cm" draw:control="control12"/></text:p>
      <text:p text:style-name="P2"/>
      <text:p text:style-name="P2"><draw:control text:anchor-type="paragraph" draw:z-index="10" draw:style-name="gr4" draw:text-style-name="P3" svg:width="2.454cm" svg:height="0.747cm" svg:x="6.623cm" svg:y="0.097cm" draw:control="control11"/><text:tab/><text:tab/><text:tab/><text:tab/><text:tab/><text:tab/><text:tab/> <text:s text:c="3"/><draw:control text:anchor-type="paragraph" draw:z-index="12" draw:style-name="gr6" draw:text-style-name="P6" svg:width="2.308cm" svg:height="0.817cm" svg:x="0cm" svg:y="0cm" draw:control="control13"/> €</text:p>
      <text:p text:style-name="P2"/>
      <text:p text:style-name="P2"/>
      <text:p text:style-name="P2"/>
      <text:p text:style-name="P2"/>
      <text:p text:style-name="P2"/>
      <text:p text:style-name="P2"><draw:control text:anchor-type="paragraph" draw:z-index="5" draw:style-name="gr2" draw:text-style-name="P3" svg:width="14.89cm" svg:height="2.936cm" svg:x="0.972cm" svg:y="0.609cm" draw:control="control6"/>Description de l'objet :</text:p>
      <text:p text:style-name="P2"/>
      <text:p text:style-name="P2"/>
      <text:p text:style-name="P2"/>
      <text:p text:style-name="P2"/>
      <text:p text:style-name="P2"/>
      <text:p text:style-name="P2"/>
      <text:p text:style-name="P2"><draw:control text:anchor-type="paragraph" draw:z-index="6" draw:style-name="gr2" draw:text-style-name="P3" svg:width="4.908cm" svg:height="0.555cm" svg:x="11.169cm" svg:y="0.45cm" draw:control="control7"/></text:p>
      <text:p text:style-name="P2"><text:tab/><text:tab/><text:tab/><text:tab/><text:tab/><text:tab/><text:tab/>Vendeur :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mael cussac</meta:initial-creator>
    <meta:creation-date>2014-11-08T18:43:45.44</meta:creation-date>
    <dc:date>2014-11-08T19:23:34.34</dc:date>
    <dc:creator>Ismael cussac</dc:creator>
    <meta:editing-duration>PT24M35S</meta:editing-duration>
    <meta:editing-cycles>6</meta:editing-cycles>
    <meta:generator>OpenOffice.org/3.3$Win32 OpenOffice.org_project/330m20$Build-9567</meta:generator>
    <meta:document-statistic meta:table-count="0" meta:image-count="0" meta:object-count="0" meta:page-count="1" meta:paragraph-count="11" meta:word-count="15" meta:character-count="218"/>
  </office:meta>
</office:document-meta>
</file>